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officeooo:rsid="001cae5c" officeooo:paragraph-rsid="001cae5c"/>
    </style:style>
    <style:style style:name="P2" style:family="paragraph" style:parent-style-name="Standard">
      <style:text-properties officeooo:rsid="001d0f04" officeooo:paragraph-rsid="001d0f04"/>
    </style:style>
    <style:style style:name="P3" style:family="paragraph" style:parent-style-name="Standard">
      <style:text-properties officeooo:rsid="001ea02a" officeooo:paragraph-rsid="001ea02a"/>
    </style:style>
    <style:style style:name="P4" style:family="paragraph" style:parent-style-name="Standard" style:list-style-name="L1">
      <style:text-properties officeooo:paragraph-rsid="001db9e9"/>
    </style:style>
    <style:style style:name="P5" style:family="paragraph" style:parent-style-name="Standard" style:list-style-name="L1">
      <style:text-properties officeooo:rsid="001cae5c" officeooo:paragraph-rsid="001cae5c"/>
    </style:style>
    <style:style style:name="P6" style:family="paragraph" style:parent-style-name="Standard" style:list-style-name="L2">
      <style:text-properties officeooo:rsid="001cae5c" officeooo:paragraph-rsid="0024bbac"/>
    </style:style>
    <style:style style:name="P7" style:family="paragraph" style:parent-style-name="Standard" style:list-style-name="L1">
      <style:text-properties officeooo:rsid="001d0f04" officeooo:paragraph-rsid="001d0f04"/>
    </style:style>
    <style:style style:name="P8" style:family="paragraph" style:parent-style-name="Standard" style:list-style-name="L1">
      <style:text-properties officeooo:rsid="001d0f04" officeooo:paragraph-rsid="001ea02a"/>
    </style:style>
    <style:style style:name="P9" style:family="paragraph" style:parent-style-name="Standard" style:list-style-name="L1">
      <style:text-properties officeooo:rsid="001ea02a" officeooo:paragraph-rsid="001ea02a"/>
    </style:style>
    <style:style style:name="P10" style:family="paragraph" style:parent-style-name="Standard" style:list-style-name="L2">
      <style:text-properties officeooo:rsid="001ea02a" officeooo:paragraph-rsid="001ea02a"/>
    </style:style>
    <style:style style:name="P11" style:family="paragraph" style:parent-style-name="Standard" style:list-style-name="L2">
      <style:text-properties officeooo:rsid="002033e4" officeooo:paragraph-rsid="002033e4"/>
    </style:style>
    <style:style style:name="P12" style:family="paragraph" style:parent-style-name="Standard" style:list-style-name="L2">
      <style:text-properties officeooo:rsid="0021f3fe" officeooo:paragraph-rsid="0021f3fe"/>
    </style:style>
    <style:style style:name="P13" style:family="paragraph" style:parent-style-name="Standard" style:list-style-name="L2">
      <style:text-properties officeooo:rsid="002392a1" officeooo:paragraph-rsid="002392a1"/>
    </style:style>
    <style:style style:name="P14" style:family="paragraph" style:parent-style-name="Standard" style:list-style-name="L2">
      <style:text-properties officeooo:rsid="0023a38d" officeooo:paragraph-rsid="0023a38d"/>
    </style:style>
    <style:style style:name="P15" style:family="paragraph" style:parent-style-name="Standard" style:list-style-name="L2">
      <style:text-properties officeooo:rsid="0024bbac" officeooo:paragraph-rsid="0024bbac"/>
    </style:style>
    <style:style style:name="T1" style:family="text">
      <style:text-properties officeooo:rsid="001d0f04"/>
    </style:style>
    <style:style style:name="T2" style:family="text">
      <style:text-properties officeooo:rsid="001db9e9"/>
    </style:style>
    <style:style style:name="T3" style:family="text">
      <style:text-properties officeooo:rsid="001ea02a"/>
    </style:style>
    <style:style style:name="T4" style:family="text">
      <style:text-properties fo:font-weight="bold" officeooo:rsid="0024bbac"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1f3fe"/>
    </style:style>
    <style:style style:name="T7" style:family="text">
      <style:text-properties officeooo:rsid="002392a1"/>
    </style:style>
    <style:style style:name="T8" style:family="text">
      <style:text-properties officeooo:rsid="0026028d"/>
    </style:style>
    <style:style style:name="T9" style:family="text">
      <style:text-properties officeooo:rsid="0027afb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ges: start, <text:span text:style-name="T3">local malicious PHP script, </text:span>admin panel, <text:span text:style-name="T3">database control, web</text:span> user control, root control, <text:span text:style-name="T7">machine control,</text:span> <text:span text:style-name="T1">ddos</text:span></text:p>
      <text:p text:style-name="P1"/>
      <text:list xml:id="list1886106110" text:style-name="L1">
        <text:list-item>
          <text:p text:style-name="P5">Command injection</text:p>
          <text:list>
            <text:list-item>
              <text:p text:style-name="P5">Requirements: admin panel</text:p>
            </text:list-item>
            <text:list-item>
              <text:p text:style-name="P5">Enables: web user control</text:p>
            </text:list-item>
            <text:list-item>
              <text:p text:style-name="P5">Mitigation: pentesting</text:p>
            </text:list-item>
          </text:list>
        </text:list-item>
      </text:list>
      <text:p text:style-name="P1"><text:tab/><text:span text:style-name="T1">Injecting system commands using an exploitable field. Possible up to the hard level. Commands executed using the web server user.</text:span></text:p>
      <text:p text:style-name="P1"/>
      <text:list xml:id="list4136079096629" text:continue-numbering="true" text:style-name="L1">
        <text:list-item>
          <text:p text:style-name="P5">Brute force<text:span text:style-name="T2"> (login form)</text:span></text:p>
          <text:list>
            <text:list-item>
              <text:p text:style-name="P5">Requirements: start</text:p>
            </text:list-item>
            <text:list-item>
              <text:p text:style-name="P5">Enables: admin panel</text:p>
            </text:list-item>
            <text:list-item>
              <text:p text:style-name="P5">Mitigation: strong password policy, <text:span text:style-name="T2">2FA, </text:span>external firewall</text:p>
            </text:list-item>
          </text:list>
        </text:list-item>
      </text:list>
      <text:p text:style-name="P1"><text:tab/><text:span text:style-name="T1">Trying many passwords in order to get in. Can be made harder by blocking out clients trying to do that and harder passwords.</text:span></text:p>
      <text:p text:style-name="P1"/>
      <text:list xml:id="list4135861704108" text:continue-numbering="true" text:style-name="L1">
        <text:list-item>
          <text:p text:style-name="P5">Cross Site Request Forgery</text:p>
          <text:list>
            <text:list-item>
              <text:p text:style-name="P5">Requirements: start</text:p>
            </text:list-item>
            <text:list-item>
              <text:p text:style-name="P5">Enables: admin panel</text:p>
            </text:list-item>
            <text:list-item>
              <text:p text:style-name="P5">Mitigation: education, pentesting</text:p>
            </text:list-item>
          </text:list>
        </text:list-item>
      </text:list>
      <text:p text:style-name="P1"><text:tab/><text:span text:style-name="T1">The attacker sends an user a link crafted to change their password. Can be avoided by well‑written code.</text:span></text:p>
      <text:p text:style-name="P1"/>
      <text:list xml:id="list4136896340402" text:continue-numbering="true" text:style-name="L1">
        <text:list-item>
          <text:p text:style-name="P7">File inclusion (self-inclusion)</text:p>
          <text:list>
            <text:list-item>
              <text:p text:style-name="P7">Requirements: admin panel</text:p>
            </text:list-item>
            <text:list-item>
              <text:p text:style-name="P7">Enables: ddos (up to medium pentesting, up to <text:span text:style-name="T2">high</text:span> secure configuration)</text:p>
            </text:list-item>
            <text:list-item>
              <text:p text:style-name="P7">Mitigation: pentesting <text:span text:style-name="T3">(up to medium level)</text:span></text:p>
            </text:list-item>
          </text:list>
        </text:list-item>
      </text:list>
      <text:p text:style-name="Standard"><text:tab/><text:span text:style-name="T2">The attacker sends a crafted request causing the PHP processor to execute the same script ad infinitum. Can be mitigated by secure configuration and again, well‑written code.</text:span></text:p>
      <text:p text:style-name="P2"/>
      <text:list xml:id="list4137300583982" text:continue-numbering="true" text:style-name="L1">
        <text:list-item>
          <text:p text:style-name="P7">File inclusion (remote PHP script injection)</text:p>
          <text:list>
            <text:list-item>
              <text:p text:style-name="P7">Requirements: admin panel</text:p>
            </text:list-item>
            <text:list-item>
              <text:p text:style-name="P7">Enables: web user control (up to low pentesting, up to low secure configuration)</text:p>
            </text:list-item>
            <text:list-item>
              <text:p text:style-name="P7">Mitigation: secure configuration, pentesting</text:p>
            </text:list-item>
          </text:list>
          <text:p text:style-name="P4"><text:span text:style-name="T2">The attacker sends a crafted request causing the PHP processor to execute any script accessible on the web. Requires enabled option </text:span>allow_url_include <text:span text:style-name="T2">which is disabled by default.</text:span></text:p>
          <text:p text:style-name="P4"/>
        </text:list-item>
        <text:list-item>
          <text:p text:style-name="P9">File inclusion (local PHP script injection)</text:p>
          <text:list>
            <text:list-item>
              <text:p text:style-name="P9">Requirements: local malicious PHP script</text:p>
            </text:list-item>
            <text:list-item>
              <text:p text:style-name="P9">Enables: web user control </text:p>
            </text:list-item>
            <text:list-item>
              <text:p text:style-name="P8">Mitigation: pentesting <text:span text:style-name="T3">(up to mid-level)</text:span></text:p>
            </text:list-item>
          </text:list>
          <text:p text:style-name="P4"/>
        </text:list-item>
        <text:list-item>
          <text:p text:style-name="P9">File upload (PHP script)</text:p>
          <text:list>
            <text:list-item>
              <text:p text:style-name="P9">Requirements: admin panel</text:p>
            </text:list-item>
            <text:list-item>
              <text:p text:style-name="P9">Enables: malicious PHP</text:p>
            </text:list-item>
            <text:list-item>
              <text:p text:style-name="P9">Mitigation:<text:span text:style-name="T1"> secure configuration, pentesting </text:span>(both up to high level)</text:p>
            </text:list-item>
          </text:list>
        </text:list-item>
      </text:list>
      <text:p text:style-name="P3"><text:tab/>The attacker uploads a PHP script to the server so it can be executed in a file inclusion attack.</text:p>
      <text:list xml:id="list3439404275" text:style-name="L2">
        <text:list-item>
          <text:p text:style-name="P10">File upload (DDOS)</text:p>
          <text:list>
            <text:list-item>
              <text:p text:style-name="P10"><text:soft-page-break/>Requirements: admin panel</text:p>
            </text:list-item>
            <text:list-item>
              <text:p text:style-name="P10">Enables: ddos</text:p>
            </text:list-item>
            <text:list-item>
              <text:p text:style-name="P10">Mitigation:<text:span text:style-name="T1"> secure configuration, pentesting</text:span></text:p>
              <text:p text:style-name="P11">Filling the disk drive / space available for updates.</text:p>
            </text:list-item>
          </text:list>
        </text:list-item>
        <text:list-item>
          <text:p text:style-name="P11">SQL injection</text:p>
          <text:list>
            <text:list-item>
              <text:p text:style-name="P11">Requirements: start <text:span text:style-name="T6">(in DVWA: admin panel)</text:span></text:p>
            </text:list-item>
            <text:list-item>
              <text:p text:style-name="P11">Enables: database control</text:p>
            </text:list-item>
            <text:list-item>
              <text:p text:style-name="P11">Mitigation: pentesting</text:p>
              <text:p text:style-name="P11">The attacker uses a crafted request to execute an SQL instruction, gaining access to the database.</text:p>
            </text:list-item>
          </text:list>
        </text:list-item>
        <text:list-item>
          <text:p text:style-name="P11">Brute force (on the database)</text:p>
          <text:list>
            <text:list-item>
              <text:p text:style-name="P11">Requirements: start</text:p>
            </text:list-item>
            <text:list-item>
              <text:p text:style-name="P11">Enables: database control</text:p>
            </text:list-item>
            <text:list-item>
              <text:p text:style-name="P11">Mitigation: secure configuration (up to medium), <text:span text:style-name="T9">external firewall</text:span></text:p>
              <text:p text:style-name="P11">The attacker takes advantage of an externally-exposed database and logins to it.</text:p>
            </text:list-item>
          </text:list>
        </text:list-item>
        <text:list-item>
          <text:p text:style-name="P11"><text:span text:style-name="T9">C</text:span>redentials <text:span text:style-name="T9">change </text:span>in the database</text:p>
          <text:list>
            <text:list-item>
              <text:p text:style-name="P11">Requirements: database control</text:p>
            </text:list-item>
            <text:list-item>
              <text:p text:style-name="P11">Enables: admin panel</text:p>
            </text:list-item>
            <text:list-item>
              <text:p text:style-name="P11">Mitigation: 2FA <text:span text:style-name="T5">(with secure configuration)</text:span></text:p>
              <text:p text:style-name="P11">The attacker uses his control of the database to change credentials and gain access to the admin panel.</text:p>
            </text:list-item>
          </text:list>
        </text:list-item>
        <text:list-item>
          <text:p text:style-name="P12">SQL shellcode</text:p>
          <text:list>
            <text:list-item>
              <text:p text:style-name="P12">Requirements: database control</text:p>
            </text:list-item>
            <text:list-item>
              <text:p text:style-name="P12">Enables: web user control</text:p>
            </text:list-item>
            <text:list-item>
              <text:p text:style-name="P12">Mitigation: updates, secure configuration</text:p>
              <text:p text:style-name="P12">The attacker craft<text:span text:style-name="T8">s</text:span> SQL queries that give him access to the shell.<text:line-break/>Example of such an attack: <text:a xlink:type="simple" xlink:href="https://resources.infosecinstitute.com/anatomy-of-an-attack-gaining-reverse-shell-from-sql-injection/" text:style-name="Internet_20_link" text:visited-style-name="Visited_20_Internet_20_Link">https://resources.infosecinstitute.com/anatomy-of-an-attack-gaining-reverse-shell-from-sql-injection/</text:a></text:p>
            </text:list-item>
          </text:list>
        </text:list-item>
        <text:list-item>
          <text:p text:style-name="P13">Root → Machine</text:p>
          <text:list>
            <text:list-item>
              <text:p text:style-name="P13">Requirements: root control</text:p>
            </text:list-item>
            <text:list-item>
              <text:p text:style-name="P13">Enables: machine control</text:p>
            </text:list-item>
            <text:list-item>
              <text:p text:style-name="P13">Mitigation: virtualisation, internal firewall</text:p>
              <text:p text:style-name="P13">The attacker got access to the root account, but if it is in a VM or a container he can’t do much with that.</text:p>
            </text:list-item>
          </text:list>
        </text:list-item>
        <text:list-item>
          <text:p text:style-name="P14">Weak session ID</text:p>
          <text:list>
            <text:list-item>
              <text:p text:style-name="P14">Requirements: start</text:p>
            </text:list-item>
            <text:list-item>
              <text:p text:style-name="P14">Enables: web user control</text:p>
            </text:list-item>
            <text:list-item>
              <text:p text:style-name="P14">Mitigation: pentesting, secure configuration</text:p>
              <text:p text:style-name="P14">The attacker guesses a session ID, therefore obtaining access to its user panel.</text:p>
            </text:list-item>
          </text:list>
        </text:list-item>
        <text:list-item>
          <text:p text:style-name="P15">DOM Cross Site Scripting</text:p>
          <text:list>
            <text:list-item>
              <text:p text:style-name="P15">Requirements: start</text:p>
            </text:list-item>
            <text:list-item>
              <text:p text:style-name="P15">Enables: admin panel</text:p>
            </text:list-item>
            <text:list-item>
              <text:p text:style-name="P15">Mitigation: pentesting, education</text:p>
              <text:p text:style-name="P6"><text:span text:style-name="T1">The attacker sends an user a crafted link that can create new DOM elements in the page at </text:span><text:span text:style-name="T4">the client side </text:span><text:span text:style-name="T1">– for example, prompting the user to enter credentials and sending them to the attacker or just sending the session key to the attacker when clicked.</text:span></text:p>
            </text:list-item>
          </text:list>
        </text:list-item>
        <text:list-item>
          <text:p text:style-name="P15">Reflected Cross Site Scripting</text:p>
          <text:list>
            <text:list-item>
              <text:p text:style-name="P15">Requirements: start</text:p>
            </text:list-item>
            <text:list-item>
              <text:p text:style-name="P15">Enables: admin panel</text:p>
            </text:list-item>
            <text:list-item>
              <text:p text:style-name="P15"><text:soft-page-break/>Mitigation: pentesting, education</text:p>
              <text:p text:style-name="P6"><text:span text:style-name="T1">The attacker sends an user a crafted link that can include arbitrary HTML in the page at </text:span><text:span text:style-name="T4">the server side </text:span><text:span text:style-name="T1">– for example, prompting the user to enter credentials and sending them to the attacker or just sending the session key to the attacker when clicked. Similar to and far more common than DOM XSS.</text:span></text:p>
            </text:list-item>
          </text:list>
        </text:list-item>
      </text:list>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6:09:29.738551730</meta:creation-date>
    <dc:date>2019-06-30T00:41:35.560844991</dc:date>
    <meta:editing-duration>PT2H13M12S</meta:editing-duration>
    <meta:editing-cycles>6</meta:editing-cycles>
    <meta:generator>LibreOffice/6.1.6.3$Linux_X86_64 LibreOffice_project/10$Build-3</meta:generator>
    <meta:document-statistic meta:table-count="0" meta:image-count="0" meta:object-count="0" meta:page-count="3" meta:paragraph-count="82" meta:word-count="687" meta:character-count="4233" meta:non-whitespace-character-count="3694"/>
  </office:meta>
</office:document-meta>
</file>